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648cm" style:rel-column-width="2635*"/>
    </style:style>
    <style:style style:name="Table1.B" style:family="table-column">
      <style:table-column-properties style:column-width="0.967cm" style:rel-column-width="548*"/>
    </style:style>
    <style:style style:name="Table1.C" style:family="table-column">
      <style:table-column-properties style:column-width="1.145cm" style:rel-column-width="649*"/>
    </style:style>
    <style:style style:name="Table1.D" style:family="table-column">
      <style:table-column-properties style:column-width="6.9cm" style:rel-column-width="3912*"/>
    </style:style>
    <style:style style:name="Table1.E" style:family="table-column">
      <style:table-column-properties style:column-width="0.863cm" style:rel-column-width="489*"/>
    </style:style>
    <style:style style:name="Table1.F" style:family="table-column">
      <style:table-column-properties style:column-width="1.023cm" style:rel-column-width="580*"/>
    </style:style>
    <style:style style:name="Table1.G" style:family="table-column">
      <style:table-column-properties style:column-width="1.053cm" style:rel-column-width="597*"/>
    </style:style>
    <style:style style:name="Table1.H" style:family="table-column">
      <style:table-column-properties style:column-width="0.921cm" style:rel-column-width="522*"/>
    </style:style>
    <style:style style:name="Table1.I" style:family="table-column">
      <style:table-column-properties style:column-width="0.039cm" style:rel-column-width="2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B1" style:family="table-cell">
      <style:table-cell-properties fo:padding="0.051cm" fo:border-left="none" fo:border-right="none" fo:border-top="none" fo:border-bottom="0.05pt solid #000000"/>
    </style:style>
    <style:style style:name="Table1.D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65cm"/>
    </style:style>
    <style:style style:name="Table2.B" style:family="table-column">
      <style:table-column-properties style:column-width="0.965cm"/>
    </style:style>
    <style:style style:name="Table2.C" style:family="table-column">
      <style:table-column-properties style:column-width="1.143cm"/>
    </style:style>
    <style:style style:name="Table2.D" style:family="table-column">
      <style:table-column-properties style:column-width="6.914cm"/>
    </style:style>
    <style:style style:name="Table2.E" style:family="table-column">
      <style:table-column-properties style:column-width="0.857cm"/>
    </style:style>
    <style:style style:name="Table2.F" style:family="table-column">
      <style:table-column-properties style:column-width="1.021cm"/>
    </style:style>
    <style:style style:name="Table2.G" style:family="table-column">
      <style:table-column-properties style:column-width="1.057cm"/>
    </style:style>
    <style:style style:name="Table2.H" style:family="table-column">
      <style:table-column-properties style:column-width="0.95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1.94cm"/>
    </style:style>
    <style:style style:name="Table4.C" style:family="table-column">
      <style:table-column-properties style:column-width="1.939cm"/>
    </style:style>
    <style:style style:name="Table4.D" style:family="table-column">
      <style:table-column-properties style:column-width="1.614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562224128" text:id="ct5622241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58560" text:id="ct8405856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59744" text:id="ct840597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60496" text:id="ct84060496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240158704" text:id="ct240158704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240156224" text:id="ct24015622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240154256" text:id="ct24015425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68576" text:id="ct24016857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62160" text:id="ct24016216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58848" text:id="ct2401588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96368" text:id="ct2401963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95984" text:id="ct24019598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56912" text:id="ct240156912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240168064" text:id="ct2401680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xml:id="ct240157152" text:id="ct24015715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40139376" text:id="ct24013937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40155504" text:id="ct240155504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xml:id="ct240153648" text:id="ct24015364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53472" text:id="ct24015347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7808" text:id="ct2401478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7904" text:id="ct24014790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8000" text:id="ct24014800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8128" text:id="ct240148128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562224128"/>start_date<text:change-end text:change-id="ct562224128"/> au <text:change-start text:change-id="ct84058560"/>end_date<text:change-end text:change-id="ct84058560"/></text:p>
      <text:p text:style-name="Standard">Représentant : <text:change-start text:change-id="ct84059744"/>representant_nom<text:change-end text:change-id="ct84059744"/></text:p>
      <text:p text:style-name="Standard">Type de client : <text:change-start text:change-id="ct84060496"/>type_client<text:change-end text:change-id="ct8406049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B1" table:number-rows-spanned="2" office:value-type="string">
              <text:p text:style-name="P10">Fact#</text:p>
            </table:table-cell>
            <table:table-cell table:style-name="Table1.B1" table:number-rows-spanned="2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.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B1" office:value-type="string">
              <text:p text:style-name="P12"><text:s text:c="4"/>Type de vin</text:p>
            </table:table-cell>
            <table:covered-table-cell/>
            <table:covered-table-cell/>
            <table:table-cell table:style-name="Table1.D2" office:value-type="string">
              <text:p text:style-name="P13">Format</text:p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>Qté (cs)</text:p>
            </table:table-cell>
            <table:table-cell table:style-name="Table1.B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8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40158704"/>item['top'][0]<text:change-end text:change-id="ct240158704"/></text:p>
                </table:table-cell>
                <table:table-cell table:style-name="Table2.A1" office:value-type="string">
                  <text:p text:style-name="P3"><text:change-start text:change-id="ct240156224"/>item['top'][1]<text:change-end text:change-id="ct240156224"/></text:p>
                </table:table-cell>
                <table:table-cell table:style-name="Table2.A1" office:value-type="string">
                  <text:p text:style-name="P5"><text:change-start text:change-id="ct240154256"/>item['top'][2]<text:change-end text:change-id="ct240154256"/></text:p>
                </table:table-cell>
                <table:table-cell table:style-name="Table2.A1" office:value-type="string">
                  <text:p text:style-name="P7"><text:change-start text:change-id="ct240168576"/>item['top'][3]<text:change-end text:change-id="ct240168576"/></text:p>
                </table:table-cell>
                <table:table-cell table:style-name="Table2.A1" office:value-type="string">
                  <text:p text:style-name="P2"><text:change-start text:change-id="ct240162160"/>item['top'][4]<text:change-end text:change-id="ct240162160"/></text:p>
                </table:table-cell>
                <table:table-cell table:style-name="Table2.A1" office:value-type="string">
                  <text:p text:style-name="P2"><text:change-start text:change-id="ct240158848"/>item['top'][5]<text:change-end text:change-id="ct240158848"/></text:p>
                </table:table-cell>
                <table:table-cell table:style-name="Table2.A1" office:value-type="string">
                  <text:p text:style-name="P2"><text:change-start text:change-id="ct240196368"/>item['top'][6]<text:change-end text:change-id="ct240196368"/></text:p>
                </table:table-cell>
                <table:table-cell table:style-name="Table2.A1" office:value-type="string">
                  <text:p text:style-name="P2"><text:change-start text:change-id="ct240195984"/>item['top'][7]<text:change-end text:change-id="ct240195984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s text:c="4"/><text:change-start text:change-id="ct240156912"/>sub[0]<text:change-end text:change-id="ct240156912"/><office:annotation><dc:creator>Christian Jauvin</dc:creator><dc:date>2013-02-21T15:55:33</dc:date><text:p text:style-name="P18"><text:span text:style-name="T1">do row for sub in item['subitems']</text:span></text:p></office:annotation></text:p>
                </table:table-cell>
                <table:covered-table-cell/>
                <table:covered-table-cell/>
                <table:table-cell table:style-name="Table2.A1" office:value-type="string">
                  <text:p text:style-name="P2"><text:change-start text:change-id="ct240168064"/>sub[1]<text:change-end text:change-id="ct24016806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40157152"/>sub[2]<text:change-end text:change-id="ct240157152"/></text:p>
                </table:table-cell>
                <table:table-cell table:style-name="Table2.A1" office:value-type="string">
                  <text:p text:style-name="P2"><text:change-start text:change-id="ct240139376"/>sub[3]<text:change-end text:change-id="ct240139376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40155504"/>item['bottom']<text:change-end text:change-id="ct240155504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240153648"/>totals[0]<text:change-end text:change-id="ct240153648"/></text:p>
          </table:table-cell>
          <table:table-cell table:style-name="Table4.A1" office:value-type="string">
            <text:p text:style-name="P9"><text:change-start text:change-id="ct240153472"/>totals[1]<text:change-end text:change-id="ct240153472"/></text:p>
          </table:table-cell>
          <table:table-cell table:style-name="Table4.A1" office:value-type="string">
            <text:p text:style-name="P9"><text:change-start text:change-id="ct240147808"/>totals[2]<text:change-end text:change-id="ct240147808"/></text:p>
          </table:table-cell>
          <table:table-cell table:style-name="Table4.A1" office:value-type="string">
            <text:p text:style-name="P9"><text:change-start text:change-id="ct240147904"/>totals[3]<text:change-end text:change-id="ct240147904"/></text:p>
          </table:table-cell>
          <table:table-cell table:style-name="Table4.A1" office:value-type="string">
            <text:p text:style-name="P9"><text:change-start text:change-id="ct240148000"/>totals[4]<text:change-end text:change-id="ct240148000"/></text:p>
          </table:table-cell>
          <table:table-cell table:style-name="Table4.A1" office:value-type="string">
            <text:p text:style-name="P9"><text:change-start text:change-id="ct240148128"/>totals[5]<text:change-end text:change-id="ct2401481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4-16T18:33:44</dc:date>
    <meta:editing-duration>PT10H9M47S</meta:editing-duration>
    <meta:editing-cycles>10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3" meta:word-count="64" meta:character-count="469" meta:non-whitespace-character-count="437"/>
  </office:meta>
</office:document-meta>
</file>